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358429" officeooo:paragraph-rsid="00358429"/>
    </style:style>
    <style:style style:name="P2" style:family="paragraph" style:parent-style-name="Standard">
      <style:paragraph-properties fo:text-align="justify" style:justify-single-word="false"/>
      <style:text-properties fo:color="#000000" style:font-name="Liberation Serif" fo:font-weight="bold" officeooo:rsid="00358429" officeooo:paragraph-rsid="00358429"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urse Structure</text:p>
      <text:p text:style-name="P1"></text:p>
      <text:p text:style-name="P1">This course consists for 6 video lessons, for a total of six hours of viewing time.</text:p>
      <text:p text:style-name="P1"></text:p>
      <text:p text:style-name="P1">'"R" programming for programmers' is taught in the first lesson and will be used extensively throughout the course.</text:p>
      <text:p text:style-name="P1"></text:p>
      <text:p text:style-name="P1">The student should be familiar with a programming language before beginning this course.</text:p>
      <text:p text:style-name="P1"></text:p>
      <text:p text:style-name="P1"><text:span text:style-name="T1">Quizzes</text:span></text:p>
      <text:p text:style-name="P1"></text:p>
      <text:p text:style-name="P1">Your performance on the quizzes in this course will not be included in your grade, but it is highly recommended that you spend time answering them as they contain information complimentary to the lectures.</text:p>
      <text:p text:style-name="P1"></text:p>
      <text:p text:style-name="P2">R References</text:p>
      <text:p text:style-name="P1"></text:p>
      <text:p text:style-name="P1">The following is a list of references the student might find useful for this course:</text:p>
      <text:p text:style-name="P1"></text:p>
      <text:p text:style-name="P1">Loading robustHD</text:p>
      <text:p text:style-name="P1"></text:p>
      <text:p text:style-name="P1">Using robustHD</text:p>
      <text:p text:style-name="P1"></text:p>
      <text:p text:style-name="P1">Reference for robustHD</text:p>
      <text:p text:style-name="P1"></text:p>
      <text:p text:style-name="P1">Listing of commands for R</text:p>
      <text:p text:style-name="P1"></text:p>
      <text:p text:style-name="P1">Data import tutorial</text:p>
      <text:p text:style-name="P1"></text:p>
      <text:p text:style-name="P1">Reshaping data</text:p>
      <text:p text:style-name="P1"></text:p>
      <text:p text:style-name="P2">List of datasets</text:p>
      <text:p text:style-name="P1"></text:p>
      <text:p text:style-name="P1">The following is a list of the datasets and libraries used in the course:</text:p>
      <text:p text:style-name="P1"></text:p>
      <text:p text:style-name="P1">You do not have to install them now. The instructions for installing each dataset and library are also contained in the lesson in which they are used.</text:p>
      <text:p text:style-name="P1"></text:p>
      <text:p text:style-name="P1">To use the Iris dataset: </text:p>
      <text:p text:style-name="P1">data(Iris)</text:p>
      <text:p text:style-name="P1"></text:p>
      <text:p text:style-name="P1">To use the faithful dataset: </text:p>
      <text:p text:style-name="P1">data(faithful)</text:p>
      <text:p text:style-name="P1"></text:p>
      <text:p text:style-name="P1">To use the mtcars dataset: </text:p>
      <text:p text:style-name="P1">data(mtcars)</text:p>
      <text:p text:style-name="P1"></text:p>
      <text:p text:style-name="P1">To use the mpg dataset: </text:p>
      <text:p text:style-name="P1">data(mpg)</text:p>
      <text:p text:style-name="P1"><text:soft-page-break/></text:p>
      <text:p text:style-name="P1">To install the movies dataset: install.packages(“plyr”)</text:p>
      <text:p text:style-name="P1"></text:p>
      <text:p text:style-name="P1">To install player dataset: install.packages(“plyr”)</text:p>
      <text:p text:style-name="P1"></text:p>
      <text:p text:style-name="P1">To use the diamonds dataset: install.packages(“ggplot2) #do this if you have not done so already library(“ggplot2”) diamonds</text:p>
      <text:p text:style-name="P1"></text:p>
      <text:p text:style-name="P1">To use the MASS library: library(MASS)</text:p>
      <text:p text:style-name="P1"></text:p>
      <text:p text:style-name="P1">To use the robustHD library:</text:p>
      <text:p text:style-name="P1">first: install dependent packages install.packages(c("MASS", "akima", "robustbase"))</text:p>
      <text:p text:style-name="P1"></text:p>
      <text:p text:style-name="P1">second: install suggested packages install.packages(c("cobs", "robust", "mgcv", "scatterplot3d", "quantreg", "rrcov", "lars", "pwr", "trimcluster", "parallel", "mc2d", "psych", "Rfit"))</text:p>
      <text:p text:style-name="P1"></text:p>
      <text:p text:style-name="P1">third: install an additional package which provides some C functions install.packages("devtools") library("devtools") install_github("mrxiaohe/WRScpp")</text:p>
      <text:p text:style-name="P1"></text:p>
      <text:p text:style-name="P1">fourth: install WRS install_github("nicebread/WRS", subdir="pkg")</text:p>
      <text:p text:style-name="P1"></text:p>
      <text:p text:style-name="P1">install.packages(“robustHD”) library(“robustHD”)</text:p>
      <text:p text:style-name="P1"></text:p>
      <text:p text:style-name="P1">To use the melt command: library(reshape2)</text:p>
      <text:p text:style-name="P1"></text:p>
      <text:p text:style-name="P1">To use the tips dataset: library(reshape2)</text:p>
      <text:p text:style-name="P1"></text:p>
      <text:p text:style-name="P1">To use the Ozone dataset library(plyr)</text:p>
      <text:p text:style-name="P1"></text:p>
      <text:p text:style-name="P2">Recommended Reading</text:p>
      <text:p text:style-name="P1"></text:p>
      <text:p text:style-name="P1">Recommended Reading for the Course:</text:p>
      <text:p text:style-name="P1">These links are also in the recommended reading section for each lesson. </text:p>
      <text:p text:style-name="P1">Lesson 1: R programming </text:p>
      <text:p text:style-name="P1">Lesson 2: Data Visualization</text:p>
      <text:p text:style-name="P1">ggplot2 </text:p>
      <text:p text:style-name="P1">Lesson 3: Data Processing </text:p>
      <text:p text:style-name="P1">Lesson 4: Logistic Regression </text:p>
      <text:p text:style-name="P1">Lesson 5: Linear Regression </text:p>
      <text:p text:style-name="P1">Lesson 6: Regulariz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7-01-07T11:14:08.949347031</dc:date>
    <meta:editing-duration>PT2H8M34S</meta:editing-duration>
    <meta:editing-cycles>24</meta:editing-cycles>
    <meta:document-statistic meta:table-count="0" meta:image-count="0" meta:object-count="0" meta:page-count="2" meta:paragraph-count="82" meta:word-count="330" meta:character-count="2438" meta:non-whitespace-character-count="2064"/>
  </office:meta>
</office:document-meta>
</file>